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Listener.handleRemove( String cacheName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nectionHandler.handle( LateralElementDescriptor l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ateralTCP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TCPListener.handleGet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TCPListener.handlePut( ICache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TCPListener.setCacheManager( ICompositeCacheManager cach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andle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LateralTCPListener.getPut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LateralTCPListener( ITCP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Remove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TCPListener.getInstance( ITCPLateralCacheAttributes il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TCP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TCPListene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andler.ConnectionHandler( Socket 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Thread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TCP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TCPListener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